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Strojno učenje - Dekanski ispitni rok 2020.</text:p>
      <text:list text:style-name="LFO1" text:continue-numbering="true">
        <text:list-item>
          <text:p text:style-name="P2"><text:span text:style-name="T3">OSNOVNI KONCEPTI</text:span><text:span text:style-name="T4"><text:s/>(6 BODOVA)</text:span><text:span text:style-name="T5"><text:line-break/></text:span>A) Tri komponente strojnog učenja uz logističku regresiju kao primjer<text:line-break/>B) Kolika je dimenzionalnost H i koliko ima ukupno hipoteza za X={0,1,2}^2, ako vrijedi (x1-theta1)^2 + (x2-theta2)^2 &lt;= theta3, (theta1, theta2) = {0,1,2} i theta3 = [0,1].<text:line-break/>C) Na grafu fje gubitka L i y*h(x) skiciraj krivulje zero-one loss, gubitak perceptrona, gubitak linearne regresije, gubitak logisticke regresije. Zasto je bolji logisticke regresije u odnosu na linearnu.</text:p>
        </text:list-item>
        <text:list-item>
          <text:p text:style-name="P6"><text:span text:style-name="T7">LINEARNA REGRESIJA</text:span><text:span text:style-name="T8"><text:s/>(4 BODA)</text:span><text:line-break/>A) Skiciraj izokonture neregularizirane fje pogreške i regularizacijskog izraza L2, ako se jednaka važnost daje složenosti modela i pogrešci, skiciraj vektor optimalnih tezina (w1*, w2*)<text:line-break/>B) ...</text:p>
        </text:list-item>
        <text:list-item>
          <text:p text:style-name="P9"><text:span text:style-name="T10">LOGISTIČKA REGRESIJA</text:span><text:span text:style-name="T11"><text:s/>(5 BODOVA)</text:span><text:line-break/>A) Objasni Newtonov postupak i zašto se koristi. Koja je razlika u odnosu na Kvazi-Newtonov postupak<text:line-break/>B) Zadan je x=(2,5) i matrica W sa četiri klase – K=4 (4 retka u matrici).Koje je vjerojatnost da primjer ne pripada drugoj klasi? (softmax)</text:p>
        </text:list-item>
        <text:list-item>
          <text:p text:style-name="P12"><text:span text:style-name="T13">SVM i jezgrene funkcije</text:span><text:span text:style-name="T14"><text:s/>(5 BODOVA)</text:span><text:line-break/>A) Izvedi korak po korak problem tvrde margine, poveži sa kvadratnim problemom za meku marginu. Zašto se uvodi meka margina.<text:line-break/>B) Zadan je skup D sa 6<text:s/>oznacenih primjera, gdje je dimenzija vekrota x n=2 a y = {0,1} - klasifikacija. Izracunaj tezinski K-nn za novi primjer x7. <text:s/></text:p>
        </text:list-item>
        <text:list-item>
          <text:p text:style-name="P15"><text:span text:style-name="T16">PROCJENITELJI PARAMETARA, BAYESOV KLASIFIKATOR I PROB. GRAFIČKI MODELI (6 BODOVA)</text:span><text:line-break/>A) Izvedi korak po korak ML-procjenitelj za parametar mi univarijatne Gaussove podjele.<text:line-break/>B) Bayesova mreža šablona..<text:line-break/>C) Bayesova mreža 16x16...</text:p>
        </text:list-item>
        <text:list-item>
          <text:p text:style-name="P17"><text:span text:style-name="T18">VREDNOVANJE MODELA I ODABIR ZNAČAJKI</text:span><text:s/><text:span text:style-name="T19">(4 BODA)</text:span><text:line-break/>A) Za N=1000 primjera ima tri klase. 590 tocno klasificirano u prvu, 146 tocno klasificirano u drugu i 134 tocno klasificirano u treću. 30 primjera je klasificirano u 1 umjesto u 2, 60 u 3 umjesto u 2 i 40 primjera u 3 umjesto u 1 grupu. Izracunaj marko-točnost.<text:line-break/>B) Napiši pseudokot ugnježđene unakrsne provjere (nested k-fold CV) i zašto je dobar</text:p>
        </text:list-item>
        <text:list-item>
          <text:p text:style-name="P20"><text:span text:style-name="T21">GRUPIRANJE (5 BODOVA)</text:span><text:line-break/>A) Napiši pseudokod K-MEDOIDA. Koje su prednosti/mane u odnosu na algoritam k-sredina.<text:line-break/>B) Referetno grupiranje 8 primjera je [1,2,1,3,4,4,1,4], dok dobiveno algoritmom k-medoida je [2,2,1,1,2,3,1,2]. Izračunaj randov indek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rfc-language-tag="en-150" fo:language="e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hr" fo:country="HR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no Bajić</meta:initial-creator>
    <dc:creator>Dino Bajić</dc:creator>
    <meta:creation-date>2020-09-15T14:16:00Z</meta:creation-date>
    <dc:date>2020-09-15T14:36:00Z</dc:date>
    <meta:template xlink:href="Normal" xlink:type="simple"/>
    <meta:editing-cycles>1</meta:editing-cycles>
    <meta:editing-duration>PT1140S</meta:editing-duration>
    <meta:document-statistic meta:page-count="1" meta:paragraph-count="4" meta:word-count="327" meta:character-count="2190" meta:row-count="15" meta:non-whitespace-character-count="1867"/>
  </office:meta>
</office:document-meta>
</file>